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3" style:family="paragraph">
      <style:paragraph-properties fo:line-height="160.00%" fo:text-align="left" fo:margin-bottom="11.25pt"/>
    </style:style>
    <style:style style:name="P4" style:family="paragraph">
      <style:paragraph-properties fo:line-height="160.00%" fo:text-align="left"/>
    </style:style>
    <style:style style:name="P5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7" style:family="paragraph">
      <style:paragraph-properties fo:line-height="160.00%" fo:text-align="left" fo:margin-bottom="11.25pt"/>
    </style:style>
    <style:style style:name="P8" style:family="paragraph">
      <style:paragraph-properties fo:line-height="160.00%" fo:text-align="left"/>
    </style:style>
    <style:style style:name="P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0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1" style:family="paragraph">
      <style:paragraph-properties fo:line-height="160.00%" fo:text-align="left" fo:margin-bottom="11.25pt"/>
    </style:style>
    <style:style style:name="P12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3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4" style:family="paragraph">
      <style:paragraph-properties fo:line-height="160.00%" fo:text-align="left" fo:margin-bottom="11.25pt"/>
    </style:style>
    <style:style style:name="P15" style:family="paragraph">
      <style:paragraph-properties fo:line-height="160.00%" fo:text-align="left"/>
    </style:style>
    <style:style style:name="P16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7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18" style:family="paragraph">
      <style:paragraph-properties fo:line-height="160.00%" fo:text-align="left"/>
    </style:style>
    <style:style style:name="P19" style:family="paragraph">
      <style:paragraph-properties fo:line-height="100.00%" fo:text-align="left" fo:margin-left="1.40pt" fo:text-indent="-1.40pt">
        <style:tab-stops>
          <style:tab-stop style:position="480.45pt" style:type="center"/>
        </style:tab-stops>
      </style:paragraph-properties>
    </style:style>
    <style:style style:name="P20" style:family="paragraph">
      <style:paragraph-properties fo:line-height="160.00%" fo:text-align="left"/>
    </style:style>
    <style:style style:name="TableColumn0100" style:family="table-column">
      <style:table-column-properties style:column-width="6.692361in"/>
    </style:style>
    <style:style style:name="Table01" style:family="table">
      <style:table-properties style:width="6.6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19444in" fo:padding-right="0.019444in" fo:vertical-align="center" fo:background-color="#f0f0f0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Fiche descriptive 12</text:span></text:p>
            <text:p text:style-name="P3"><text:span text:style-name="T2">Nom :<text:s/></text:span><text:span text:style-name="T3">Payer en ligne(package « Gestion des achats »)<text:line-break/></text:span><text:span text:style-name="T4">Acteur(s) :<text:s/></text:span><text:span text:style-name="T5">Acheteur (client)<text:s text:c="6"/></text:span><text:span text:style-name="T6">Secondaire(s)</text:span><text:span text:style-name="T7">: Banque<text:line-break/></text:span><text:span text:style-name="T8">Description :<text:s/></text:span><text:span text:style-name="T9">Paiement de commande en ligne.<text:line-break/></text:span><text:span text:style-name="T10">Auteur :<text:s/></text:span><text:span text:style-name="T11">Guichou Brice<text:line-break/></text:span><text:span text:style-name="T12">Date(s) :<text:s/></text:span><text:span text:style-name="T13">12/05/2020</text:span></text:p>
            <text:p text:style-name="P4"><text:span text:style-name="T14">Pré-conditions :<text:s/></text:span><text:span text:style-name="T15">Payer.<text:line-break/></text:span><text:span text:style-name="T16">Démarrage :<text:s/></text:span><text:span text:style-name="T17">L’utilisateur accède à la page de paiement en ligne.</text:span></text:p>
            <text:p text:style-name="P4"><text:span text:style-name="T18"/></text:p>
          </table:table-cell>
        </table:table-row>
        <table:table-row table:style-name="TableRow0101">
          <table:table-cell table:style-name="TableCell010100">
            <text:p text:style-name="P7"><text:span text:style-name="T19">DESCRIPTION</text:span></text:p>
            <text:p text:style-name="P7"><text:span text:style-name="T19">Le scénario nominal :</text:span></text:p>
            <text:p text:style-name="P8"><text:span text:style-name="T20">1. Le système appelle le système bancaire.</text:span></text:p>
            <text:p text:style-name="P8"><text:span text:style-name="T20">2. Le système</text:span><text:span text:style-name="T21"><text:s/></text:span><text:span text:style-name="T22">valide la transaction.</text:span></text:p>
            <text:p text:style-name="P8"><text:span text:style-name="T23"/></text:p>
          </table:table-cell>
        </table:table-row>
        <table:table-row table:style-name="TableRow0102">
          <table:table-cell table:style-name="TableCell010200">
            <text:p text:style-name="P11"><text:span text:style-name="T24">Les scénarios alternatifs :</text:span><text:span text:style-name="T25"/></text:p>
          </table:table-cell>
        </table:table-row>
        <table:table-row table:style-name="TableRow0103">
          <table:table-cell table:style-name="TableCell010300">
            <text:p text:style-name="P14"><text:span text:style-name="T26">Les scénarios d'exceptions :</text:span></text:p>
            <text:p text:style-name="P15"><text:span text:style-name="T27">2. Le paiement de l'utilisateur</text:span><text:span text:style-name="T28"><text:s/></text:span><text:span text:style-name="T29">est invalide.</text:span></text:p>
            <text:p text:style-name="P15"><text:span text:style-name="T30"/></text:p>
          </table:table-cell>
        </table:table-row>
        <table:table-row table:style-name="TableRow0104">
          <table:table-cell table:style-name="TableCell010400">
            <text:p text:style-name="P18"><text:span text:style-name="T31">Fin :<text:s/></text:span><text:span text:style-name="T32">Scénario nominal : à l'étape 2 décision de l'utilisateur.</text:span><text:span text:style-name="T33"/></text:p>
          </table:table-cell>
        </table:table-row>
      </table:table>
      <text:p text:style-name="P20"><text:span text:style-name="T34">Post-conditions :<text:s/></text:span><text:span text:style-name="T35">Annulation de la commande en cas de paiement refusé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